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25.001cm" fo:margin-left="0cm" style:page-number="auto" table:align="left"/>
    </style:style>
    <style:style style:name="Table1.A" style:family="table-column">
      <style:table-column-properties style:column-width="2.75cm"/>
    </style:style>
    <style:style style:name="Table1.B" style:family="table-column">
      <style:table-column-properties style:column-width="2.746cm"/>
    </style:style>
    <style:style style:name="Table1.C" style:family="table-column">
      <style:table-column-properties style:column-width="2.762cm"/>
    </style:style>
    <style:style style:name="Table1.F" style:family="table-column">
      <style:table-column-properties style:column-width="2.722cm"/>
    </style:style>
    <style:style style:name="Table1.H" style:family="table-column">
      <style:table-column-properties style:column-width="2.903cm"/>
    </style:style>
    <style:style style:name="Table1.A1" style:family="table-cell">
      <style:table-cell-properties fo:background-color="#ffffff" fo:padding-left="0.191cm" fo:padding-right="0.191cm" fo:padding-top="0cm" fo:padding-bottom="0cm" fo:border-left="none" fo:border-right="none" fo:border-top="0.088cm solid #000000" fo:border-bottom="0.088cm solid #000000">
        <style:background-image/>
      </style:table-cell-properties>
    </style:style>
    <style:style style:name="Table1.A2" style:family="table-cell">
      <style:table-cell-properties fo:background-color="#ffffff" fo:padding-left="0.191cm" fo:padding-right="0.191cm" fo:padding-top="0cm" fo:padding-bottom="0cm" fo:border-left="none" fo:border-right="none" fo:border-top="none" fo:border-bottom="0.088cm solid #000000">
        <style:background-image/>
      </style:table-cell-properties>
    </style:style>
    <style:style style:name="P1" style:family="paragraph" style:parent-style-name="Standard">
      <style:paragraph-properties fo:break-before="page"/>
      <style:text-properties style:use-window-font-color="true" fo:font-size="11pt" style:font-name-asian="Calibri" style:font-size-asian="11pt" style:font-name-complex="Calibri"/>
    </style:style>
    <style:style style:name="P2" style:family="paragraph" style:parent-style-name="Standard">
      <style:text-properties style:use-window-font-color="true" fo:font-size="11pt" style:font-name-asian="Calibri" style:font-size-asian="11pt" style:font-name-complex="Calibri"/>
    </style:style>
    <style:style style:name="P3" style:family="paragraph" style:parent-style-name="Standard">
      <style:paragraph-properties fo:margin-top="0cm" fo:margin-bottom="0.353cm" fo:line-height="115%"/>
      <style:text-properties style:use-window-font-color="true" fo:font-size="11pt" style:font-name-asian="Calibri" style:font-size-asian="11pt" style:font-name-complex="Calibri"/>
    </style:style>
    <style:style style:name="P4" style:family="paragraph" style:parent-style-name="Standard">
      <style:text-properties style:use-window-font-color="true" fo:font-size="11pt" style:font-name-asian="Calibri" style:font-size-asian="11pt" style:font-name-complex="Calib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2"/>
        <table:table-column table:style-name="Table1.F" table:number-columns-repeated="2"/>
        <table:table-column table:style-name="Table1.H" table:number-columns-repeated="2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9:00</text:p>
          </table:table-cell>
          <table:table-cell table:style-name="Table1.A1" office:value-type="string">
            <text:p text:style-name="P2">10:00</text:p>
          </table:table-cell>
          <table:table-cell table:style-name="Table1.A1" office:value-type="string">
            <text:p text:style-name="P2">11:00</text:p>
          </table:table-cell>
          <table:table-cell table:style-name="Table1.A1" office:value-type="string">
            <text:p text:style-name="P2">12:00</text:p>
          </table:table-cell>
          <table:table-cell table:style-name="Table1.A1" office:value-type="string">
            <text:p text:style-name="P2">1:00</text:p>
          </table:table-cell>
          <table:table-cell table:style-name="Table1.A1" office:value-type="string">
            <text:p text:style-name="P2">2:00</text:p>
          </table:table-cell>
          <table:table-cell table:style-name="Table1.A1" office:value-type="string">
            <text:p text:style-name="P2">3:00</text:p>
          </table:table-cell>
          <table:table-cell table:style-name="Table1.A1" office:value-type="string">
            <text:p text:style-name="P2">4:00</text:p>
          </table:table-cell>
        </table:table-row>
        <table:table-row>
          <table:table-cell table:style-name="Table1.A2" office:value-type="string">
            <text:p text:style-name="P2">Monday</text:p>
          </table:table-cell>
          <table:table-cell table:style-name="Table1.A2" office:value-type="string">
            <text:p text:style-name="P2">Practical</text:p>
            <text:p text:style-name="P2">3D Graphics</text:p>
            <text:p text:style-name="P2">3516</text:p>
            <text:p text:style-name="P2">Shovman</text:p>
          </table:table-cell>
          <table:table-cell table:style-name="Table1.A2" office:value-type="string">
            <text:p text:style-name="P2">Practical</text:p>
            <text:p text:style-name="P2">3D Graphics</text:p>
            <text:p text:style-name="P2">3516</text:p>
            <text:p text:style-name="P2">Shovman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Lecture</text:p>
            <text:p text:style-name="P2">3D Graphics</text:p>
            <text:p text:style-name="P2">3026</text:p>
            <text:p text:style-name="P2">Shovman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Tuesday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Lecture</text:p>
            <text:p text:style-name="P2">Group</text:p>
            <text:p text:style-name="P2">2522</text:p>
            <text:p text:style-name="P2">Donald</text:p>
          </table:table-cell>
          <table:table-cell table:style-name="Table1.A1" office:value-type="string">
            <text:p text:style-name="P2">Lectorial</text:p>
            <text:p text:style-name="P2">Maths</text:p>
            <text:p text:style-name="P2">3026</text:p>
            <text:p text:style-name="P2">MacTaggart</text:p>
          </table:table-cell>
          <table:table-cell table:style-name="Table1.A1" office:value-type="string">
            <text:p text:style-name="P2">Lectorial</text:p>
            <text:p text:style-name="P2">Maths</text:p>
            <text:p text:style-name="P2">3026</text:p>
            <text:p text:style-name="P2">MacTaggart</text:p>
          </table:table-cell>
          <table:table-cell table:style-name="Table1.A1" office:value-type="string">
            <text:p text:style-name="P2">Practical</text:p>
            <text:p text:style-name="P2">3D Graphics</text:p>
            <text:p text:style-name="P2">3516</text:p>
            <text:p text:style-name="P2">Shovman</text:p>
          </table:table-cell>
          <table:table-cell table:style-name="Table1.A1" office:value-type="string">
            <text:p text:style-name="P2">Practical</text:p>
            <text:p text:style-name="P2">3D Graphics</text:p>
            <text:p text:style-name="P2">3516</text:p>
            <text:p text:style-name="P2">Shovman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Wednesday</text:p>
          </table:table-cell>
          <table:table-cell table:style-name="Table1.A1" office:value-type="string">
            <text:p text:style-name="P2"/>
            <text:p text:style-name="P2"/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resentation</text:p>
            <text:p text:style-name="P2">Group</text:p>
            <text:p text:style-name="P2">2532</text:p>
            <text:p text:style-name="P2">Donald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Maths </text:p>
            <text:p text:style-name="P2"/>
            <text:p text:style-name="P2">2028</text:p>
          </table:table-cell>
          <table:table-cell table:style-name="Table1.A1" office:value-type="string">
            <text:p text:style-name="P2">Practical</text:p>
            <text:p text:style-name="P2">Environments</text:p>
            <text:p text:style-name="P2">3516</text:p>
            <text:p text:style-name="P2">Milne</text:p>
          </table:table-cell>
          <table:table-cell table:style-name="Table1.A1" office:value-type="string">
            <text:p text:style-name="P2">Practical</text:p>
            <text:p text:style-name="P2">Environments</text:p>
            <text:p text:style-name="P2">3516</text:p>
            <text:p text:style-name="P2">Milne</text:p>
          </table:table-cell>
        </table:table-row>
        <table:table-row>
          <table:table-cell table:style-name="Table1.A1" office:value-type="string">
            <text:p text:style-name="P2">Thursday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Lecture</text:p>
            <text:p text:style-name="P2">Environments</text:p>
            <text:p text:style-name="P2">1007</text:p>
            <text:p text:style-name="P2">Milne</text:p>
          </table:table-cell>
          <table:table-cell table:style-name="Table1.A1" office:value-type="string">
            <text:p text:style-name="P2">Lectorial</text:p>
            <text:p text:style-name="P2">Maths</text:p>
            <text:p text:style-name="P2">3026</text:p>
            <text:p text:style-name="P2">MacTaggart</text:p>
          </table:table-cell>
          <table:table-cell table:style-name="Table1.A1" office:value-type="string">
            <text:p text:style-name="P2">Lectorial</text:p>
            <text:p text:style-name="P2">Maths</text:p>
            <text:p text:style-name="P2">3026</text:p>
            <text:p text:style-name="P2">MacTaggart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resentation</text:p>
            <text:p text:style-name="P2">Group</text:p>
            <text:p text:style-name="P2">3004</text:p>
            <text:p text:style-name="P2">Donald</text:p>
          </table:table-cell>
          <table:table-cell table:style-name="Table1.A1" office:value-type="string">
            <text:p text:style-name="P2">Presentation</text:p>
            <text:p text:style-name="P2">Group</text:p>
            <text:p text:style-name="P2">3004</text:p>
            <text:p text:style-name="P2">Donald</text:p>
          </table:table-cell>
        </table:table-row>
        <table:table-row>
          <table:table-cell table:style-name="Table1.A1" office:value-type="string">
            <text:p text:style-name="P2">Friday</text:p>
          </table:table-cell>
          <table:table-cell table:style-name="Table1.A1" office:value-type="string">
            <text:p text:style-name="P2">Practical</text:p>
            <text:p text:style-name="P2">Group</text:p>
            <text:p text:style-name="P2">3516</text:p>
            <text:p text:style-name="P2">Donald</text:p>
          </table:table-cell>
          <table:table-cell table:style-name="Table1.A1" office:value-type="string">
            <text:p text:style-name="P2">Practical</text:p>
            <text:p text:style-name="P2">Group</text:p>
            <text:p text:style-name="P2">3516</text:p>
            <text:p text:style-name="P2">Donald</text:p>
          </table:table-cell>
          <table:table-cell table:style-name="Table1.A1" office:value-type="string">
            <text:p text:style-name="P2">Practical</text:p>
            <text:p text:style-name="P2">Group</text:p>
            <text:p text:style-name="P2">3516</text:p>
            <text:p text:style-name="P2">Donald</text:p>
          </table:table-cell>
          <table:table-cell table:style-name="Table1.A1" office:value-type="string">
            <text:p text:style-name="P2">Maths</text:p>
            <text:p text:style-name="P2"/>
            <text:p text:style-name="P2">3510</text:p>
          </table:table-cell>
          <table:table-cell table:style-name="Table1.A1" office:value-type="string">
            <text:p text:style-name="P2">Practical</text:p>
            <text:p text:style-name="P2">Group</text:p>
            <text:p text:style-name="P2">3516</text:p>
            <text:p text:style-name="P2">Donald</text:p>
          </table:table-cell>
          <table:table-cell table:style-name="Table1.A1" office:value-type="string">
            <text:p text:style-name="P2">Practical</text:p>
            <text:p text:style-name="P2">Group</text:p>
            <text:p text:style-name="P2">3516</text:p>
            <text:p text:style-name="P2">Donald</text:p>
          </table:table-cell>
          <table:table-cell table:style-name="Table1.A1" office:value-type="string">
            <text:p text:style-name="P2">Lecture</text:p>
            <text:p text:style-name="P2">Group</text:p>
            <text:p text:style-name="P2">2516</text:p>
            <text:p text:style-name="P2">Donald</text:p>
          </table:table-cell>
          <table:table-cell table:style-name="Table1.A1" office:value-type="string">
            <text:p text:style-name="P2">Practical</text:p>
            <text:p text:style-name="P2">Group</text:p>
            <text:p text:style-name="P2">3516</text:p>
            <text:p text:style-name="P2">Donald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Lucida Sans Unicode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/>
    <dc:creator>Jonathan Jones</dc:creator>
    <meta:creation-date>2012-01-25T13:19:00Z</meta:creation-date>
    <dc:date>2012-01-30T22:50:10.90</dc:date>
    <meta:editing-cycles>9</meta:editing-cycles>
    <meta:editing-duration>PT3H20M6S</meta:editing-duration>
    <meta:document-statistic meta:table-count="1" meta:image-count="0" meta:object-count="0" meta:page-count="1" meta:paragraph-count="109" meta:word-count="114" meta:character-count="712"/>
    <meta:template xlink:type="simple" xlink:actuate="onRequest" xlink:title="" xlink:href="Normal"/>
  </office:meta>
</office:document-meta>
</file>